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start" style:justify-single-word="false" style:text-autospace="none"/>
      <style:text-properties style:font-name="Arial" fo:font-size="15pt" fo:font-style="italic" style:font-size-asian="15pt" style:font-style-asian="italic" style:font-size-complex="15pt" style:font-style-complex="italic"/>
    </style:style>
    <style:style style:name="P3" style:family="paragraph" style:parent-style-name="Standard">
      <style:paragraph-properties fo:line-height="100%" fo:text-align="start" style:justify-single-word="false" style:text-autospace="none"/>
      <style:text-properties style:font-name="Arial" fo:font-size="15pt" fo:font-style="italic" style:font-size-asian="15pt" style:font-style-asian="italic" style:font-size-complex="15pt" style:font-style-complex="italic"/>
    </style:style>
    <style:style style:name="P4" style:family="paragraph" style:parent-style-name="Standard">
      <style:paragraph-properties fo:text-align="start" style:justify-single-word="false" style:text-autospace="none"/>
      <style:text-properties style:font-name="Arial" fo:font-size="15pt" style:font-size-asian="15pt" style:font-size-complex="15pt"/>
    </style:style>
    <style:style style:name="P5" style:family="paragraph" style:parent-style-name="Standard">
      <style:paragraph-properties fo:line-height="0.2799in" fo:text-align="start" style:justify-single-word="false" style:text-autospace="none"/>
      <style:text-properties style:font-name="Arial" fo:font-size="15pt" style:font-size-asian="15pt" style:font-size-complex="15pt"/>
    </style:style>
    <style:style style:name="P6" style:family="paragraph" style:parent-style-name="Standard">
      <style:paragraph-properties fo:text-align="start" style:justify-single-word="false" style:text-autospace="non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line-height="100%" fo:text-align="start" style:justify-single-word="false" style:text-autospace="none"/>
      <style:text-properties style:font-name="Arial" fo:font-size="15pt" fo:font-weight="bold" style:font-size-asian="15pt" style:font-weight-asian="bold" style:font-size-complex="15pt" style:font-weight-complex="bold"/>
    </style:style>
    <style:style style:name="P8" style:family="paragraph" style:parent-style-name="rubric">
      <style:text-properties fo:font-style="italic" style:font-style-asian="italic" style:font-style-complex="italic"/>
    </style:style>
    <style:style style:name="P9" style:family="paragraph" style:parent-style-name="Standard">
      <style:paragraph-properties fo:text-align="start" style:justify-single-word="false" style:text-autospace="none"/>
      <style:text-properties style:font-name="Arial" fo:font-size="15pt" fo:font-weight="bold" style:font-size-asian="15pt" style:font-weight-asian="bold" style:font-size-complex="15pt" style:font-weight-complex="bold"/>
    </style:style>
    <style:style style:name="T1" style:family="text">
      <style:text-properties fo:font-style="italic" style:font-style-asian="italic" style:font-style-complex="italic"/>
    </style:style>
    <style:style style:name="T2" style:family="text">
      <style:text-properties fo:font-style="italic" style:font-style-complex="italic"/>
    </style:style>
    <style:style style:name="T3" style:family="text">
      <style:text-properties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ubric">The Celebrant may pray the following prayer</text:p>
      <text:p text:style-name="P4">Yours, O Lord, is the greatness, and the power, and the glory, and the victory, and the majesty: for everything in heaven and on earth is yours; yours is the Kingdom, O Lord, and you are exalted as Head above all. All things come from you, O Lord, and of your own have we given you.</text:p>
      <text:p text:style-name="P6">The Sursum Corda</text:p>
      <text:p text:style-name="rubric">The People remain standing if able. The Celebrant faces them and sings or says</text:p>
      <text:p text:style-name="P4">The Lord be with you.</text:p>
      <text:p text:style-name="P4"><text:span text:style-name="T1">People</text:span> And with your spirit.</text:p>
      <text:p text:style-name="P4"><text:span text:style-name="T1">Celebrant</text:span> Lift up your hearts.</text:p>
      <text:p text:style-name="P4"><text:span text:style-name="T1">People</text:span> We lift them to the Lord.</text:p>
      <text:p text:style-name="P4"><text:span text:style-name="T1">Celebrant</text:span> Let us give thanks to the Lord our God.</text:p>
      <text:p text:style-name="P4"><text:span text:style-name="T1">People</text:span> It is just and right so to do.</text:p>
      <text:p text:style-name="rubric">The Celebrant continues</text:p>
      <text:p text:style-name="P4">It is right, and a good and joyful thing, always and everywhere to give thanks to you, Father Almighty, Creator of heaven and earth. </text:p>
      <text:p text:style-name="P8">Here a Proper Preface is sung or said</text:p>
      <text:p text:style-name="P6">Advent</text:p>
      <text:p text:style-name="P4">Because thou didst send thy beloved Son to redeem us from</text:p>
      <text:p text:style-name="P4">sin and death, and to make us heirs in him of everlasting life;</text:p>
      <text:p text:style-name="P4">that when he shall come again in power and great triumph to</text:p>
      <text:p text:style-name="P4">judge the world, we may without shame or fear rejoice to</text:p>
      <text:p text:style-name="P4">behold his appearing.</text:p>
      <text:p text:style-name="P6"/>
      <text:p text:style-name="P6"/>
      <text:p text:style-name="P6"/>
      <text:p text:style-name="P6">Presentation, Annunciation, and Transfiguration</text:p>
      <text:p text:style-name="P4">Therefore we praise you, joining our voices with Angels and Archangels and with all the company of heaven, who forever sing this hymn to proclaim the glory of your Name:</text:p>
      <text:p text:style-name="P6">The Sanctus</text:p>
      <text:p text:style-name="rubric">Celebrant and People</text:p>
      <text:p text:style-name="P4">Holy, Holy, Holy, Lord God of power and might, heaven and earth are full of your glory. Hosanna in the highest. Blessed is he who comes in the name of the Lord. Hosanna in the highest.</text:p>
      <text:p text:style-name="P7">The Prayer of Consecration</text:p>
      <text:p text:style-name="rubric">The People stand or kneel. The Celebrant continues</text:p>
      <text:p text:style-name="P5"><text:tab/>All praise and glory is yours, God our heavenly Father, because of your tender mercy, you gave your only Son Jesus Christ to suffer death upon the cross for our redemption; who made there, by his one oblation of himself once offered, a full,perfect, and sufficient sacrifice, oblation, and satisfaction, for the sins of the whole world; and instituted, and in his Holy Gospel commanded us to continue a perpetual memory of his precious death and sacrifice, until his coming again. And now, O merciful Father; in your great goodness, we ask you to bless and sanctify, with your Word and Holy Spirit, these gifts of bread and wine, that we, receiving them according to your Son our Savior Jesus Christ's holy institution, in remembrance of his death and passion, may be partakers of his most blessed Body and Blood.</text:p>
      <text:p text:style-name="P5"><text:soft-page-break/><text:tab/>On the night that he was betrayed, our Lord Jesus Christ took bread; and when he had given thanks, he broke it,* and gave it to his disciples, saying, “Take, eat; this is my Body which is given for you: Do this in remembrance of me."</text:p>
      <text:p text:style-name="P5"><text:tab/>Likewise, after supper, Jesus took the cup, and when he had given thanks, he gave it to them, saying, “Drink this, all of you; for this is my Blood of the New Covenant, which is shed for you, and for many, for the forgiveness of sins: Whenever you drink it, do this in remembrance of me."</text:p>
      <text:p text:style-name="P5"><text:tab/>And therefore, O Lord and heavenly Father, according to the institution of your dearly beloved Son our Savior Jesus Christ, we your humble servants celebrate and make here before your divine Majesty, with these holy gifts, which we now offer you, the memorial which your Son commanded us to make; remembering his blessed passion and precious death, his mighty resurrection and glorious ascension and his promise to come again: and offering our wholehearted thanks to you for the countless benefits given to us by the same.</text:p>
      <text:p text:style-name="P4"><text:tab/>And we earnestly desire your fatherly goodness mercifully to accept this our sacrifice of praise and thanksgiving; asking you to grant that by the merits and death of your Son Jesus Christ, and through faith in his Blood, we and all your whole Church may obtain forgiveness of our sins, and all other benefits of his passion.</text:p>
      <text:p text:style-name="P4"><text:tab/>And here we offer and present to you, O Lord, ourselves, our souls and bodies, to be a reasonable, holy, and living sacrifice; humbly pleading that all those who shall partake of this Holy Communion may worthily receive the most precious Body and Blood of your Son Jesus Christ; that, by the Holy Spirit, we may be filled with your grace and heavenly benediction, and made one body with him, so that he may dwell in us, and we in him.</text:p>
      <text:p text:style-name="P4"><text:tab/>And although we are unworthy, because of our many sins, to offer you any sacrifice, yet we pray that you will accept this, the duty and service we owe, not weighing our merits, but pardoning our offenses, through Jesus Christ our Lord.</text:p>
      <text:p text:style-name="P4"><text:tab/>By him, and with him, and in him, in the unity of the Holy Spirit, all honor and glory is yours, Almighty Father, now and forever. Amen.</text:p>
      <text:p text:style-name="P6">The Lord's Prayer</text:p>
      <text:p text:style-name="rubric">The Celebrant then says</text:p>
      <text:p text:style-name="P4">And now as our Savior Christ has taught us, we are bold to pray:</text:p>
      <text:p text:style-name="rubric">People and Celebrant together pray</text:p>
      <text:p text:style-name="P4">Our Father, who art in heaven, ...</text:p>
      <text:p text:style-name="P4">The Fraction</text:p>
      <text:p text:style-name="rubric">The Celebrant breaks the consecrated Bread. A period of silence is kept.</text:p>
      <text:p text:style-name="rubric">Then may be sung or said</text:p>
      <text:p text:style-name="P2"><text:soft-page-break/></text:p>
      <text:p text:style-name="P4"><text:span text:style-name="T1">Celebrant</text:span> <text:span text:style-name="T3">[Alleluia.]</text:span> Christ our Passover is sacrificed for us</text:p>
      <text:p text:style-name="P4"><text:span text:style-name="T1">People</text:span> Therefore let us keep feast. <text:span text:style-name="T3">[Alleluia.]</text:span></text:p>
      <text:p text:style-name="rubric">In Lent, Alleluia is omitted, and may be omitted at other times except during Easter season.</text:p>
      <text:p text:style-name="P6">The Prayer of Humble Access</text:p>
      <text:p text:style-name="P2">Celebrant and People together</text:p>
      <text:p text:style-name="P4">We do not presume to come to this your table, merciful Lord, trusting in our own righteousness, but in your abundant and great mercies. We are not worthy so much as to gather up the crumbs under your table. But you are the same Lord, who always delights in showing mercy. Grant us, therefore, gracious Lord, so to eat the flesh of your dear Son Jesus Christ and to drink his blood, that our sinful bodies may be made clean by his body, and our souls washed through his most precious blood, and that we may evermore dwell in him, and he in us. Amen.</text:p>
      <text:p text:style-name="P6">The Agnus Dei</text:p>
      <text:p text:style-name="P3">The following or some other suitable anthem may be sung or said here</text:p>
      <text:p text:style-name="P4">Lamb of God, you take away the sin of the world,</text:p>
      <text:p text:style-name="P2"><text:tab/>have mercy on us.</text:p>
      <text:p text:style-name="P4">Lamb of God, you take away the sin of the world,</text:p>
      <text:p text:style-name="P4"><text:span text:style-name="T2"><text:tab/></text:span><text:span text:style-name="T1">have mercy on us.</text:span></text:p>
      <text:p text:style-name="P4">Lamb of God, you take away the sin of the world,</text:p>
      <text:p text:style-name="P2"><text:tab/>grant us your peace.</text:p>
      <text:p text:style-name="P6"/>
      <text:p text:style-name="P6"/>
      <text:p text:style-name="P6"/>
      <text:p text:style-name="P6">The Ministration of Communion</text:p>
      <text:p text:style-name="rubric">Facing the People, the Celebrant may say the following invitation</text:p>
      <text:p text:style-name="P4">The gifts of God for the people of God. [Take them in remembrance that Christ died for you and feed on him in your hearts by faith, with thanksgiving.]</text:p>
      <text:p text:style-name="rubric">or this</text:p>
      <text:p text:style-name="P4">Behold the Lamb of God, behold him who takes away the sins of the world. Blessed are those who are invited to the marriage supper of the Lamb.</text:p>
      <text:p text:style-name="P6">The Post Communion Prayer</text:p>
      <text:p text:style-name="rubric">After Communion, the Celebrant says</text:p>
      <text:p text:style-name="P4">Let us pray.</text:p>
      <text:p text:style-name="rubric">Celebrant and People together</text:p>
      <text:p text:style-name="P4">Almighty and ever-living God, we thank you for feeding us, in these holy mysteries, with the spiritual food of the most precious Body and Blood of your Son our Savior Jesus Christ; and for assuring us, through this Sacrament, of your favor and goodness towards us; and that we are true members of the mystical body of your Son, the blessed company of all faithful people; and are also heirs, through hope, of your everlasting kingdom. And we humbly ask you, heavenly Father, to assist us with your grace, that we may continue in that holy fellowship, and do all such good works as you have prepared for us to walk in; through Jesus Christ our Lord, to whom with you and the Holy Spirit, be all honor and glory, now and forever.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598in"/>
      <style:text-properties style:font-name="Arial1" fo:font-size="1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rubric" style:family="paragraph" style:parent-style-name="Standard">
      <style:paragraph-properties fo:line-height="100%"/>
      <style:text-properties fo:font-size="10pt" fo:font-style="italic" style:font-size-asian="10.5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25in" fo:margin-bottom="0.3in" fo:margin-left="0.5in" fo:margin-right="0.5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dv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3-15T10:19:21</meta:creation-date>
    <meta:print-date>2015-12-20T08:21:01</meta:print-date>
    <dc:date>2015-12-20T08:36:25</dc:date>
    <meta:editing-duration>PT368H57M26S</meta:editing-duration>
    <meta:editing-cycles>5</meta:editing-cycles>
    <meta:generator>NeoOffice/3.2015.2_Classic_Edition$Unix OpenOffice.org_project/Patch 0</meta:generator>
    <meta:document-statistic meta:table-count="0" meta:image-count="0" meta:object-count="0" meta:page-count="3" meta:paragraph-count="67" meta:word-count="1315" meta:character-count="7173"/>
  </office:meta>
</office:document-meta>
</file>